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6e416" officeooo:paragraph-rsid="0016e416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189110" officeooo:paragraph-rsid="0018911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faed" officeooo:paragraph-rsid="0018fae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9f0b1" officeooo:paragraph-rsid="0019f0b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bold" officeooo:rsid="0019f0b1" officeooo:paragraph-rsid="0019f0b1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bold" officeooo:rsid="001a50b5" officeooo:paragraph-rsid="001a50b5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officeooo:rsid="00189110" officeooo:paragraph-rsid="00189110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8faed" officeooo:paragraph-rsid="0018faed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0pt" fo:font-style="italic" officeooo:rsid="0019f0b1" officeooo:paragraph-rsid="0019f0b1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50b5" style:font-weight-asian="normal" style:font-weight-complex="normal"/>
    </style:style>
    <style:style style:name="T6" style:family="text">
      <style:text-properties officeooo:rsid="001a50b5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a50b5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a50b5" style:font-style-asian="normal" style:font-weight-asian="normal" style:font-style-complex="normal" style:font-weight-complex="normal"/>
    </style:style>
    <style:style style:name="T11" style:family="text">
      <style:text-properties officeooo:rsid="001c7b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JPA <text:span text:style-name="T6">E HIBERNATE</text:span></text:p>
      <text:p text:style-name="P1"/>
      <text:p text:style-name="P7">Introdução</text:p>
      <text:p text:style-name="P1"/>
      <text:p text:style-name="P2">Nesta aula estudamos a persistência de dados com jpa e hibernate em java , são frameworks de persistência de dados para banco de dados. O intuito de usar a jpa e reduzir ou ate mesmo não criar querys diretamente com a base dados , já imaginou manipular todos os dados da aplicação com sql em software de longa escala, joins , inner join, exclusão ,alteração <text:s/>, inserção. Isso não impossível porem sera um trabalho mais doloroso para o dev.</text:p>
      <text:p text:style-name="P2"/>
      <text:p text:style-name="P2"/>
      <text:p text:style-name="P3">Para que possamos usar a jpa temos que mapear e configurar todo o nosso projeto e baixar as dependências necessárias <text:s/>, o hibernate tem o seu próprio dialeto para conversar como banco de dados que por sua vez isso já foi definido em nosso <text:span text:style-name="T11">persistence</text:span>.xml.</text:p>
      <text:p text:style-name="P3"/>
      <text:p text:style-name="P8">Estado de Persistência </text:p>
      <text:p text:style-name="P3"/>
      <text:p text:style-name="P3"><text:span text:style-name="T3">Estado Managed</text:span><text:span text:style-name="T1"> </text:span>: <text:s/>Este é o estado principal de persistência de dados , por que sem ele não podemos acessar ou manipular os dados . E o estado onde ocorre a sincronização com a entidade de banco de dados e qualquer alteração que realize sera refletida em nossa base de dados.</text:p>
      <text:p text:style-name="P3"/>
      <text:p text:style-name="P3"/>
      <text:p text:style-name="P4"><text:span text:style-name="T3">Estado Datached </text:span>: O estado datached ocorre quando perdemos a conexão com o banco de dados </text:p>
      <text:p text:style-name="P4">ou ate mesmo o nosso estado manager esta fechado <text:s/>, posui os mesmos dados que identificam uma persistência. No console sera mostrado o seguinte trecho <text:s/>:</text:p>
      <text:p text:style-name="P4"/>
      <text:p text:style-name="P9">Caused by: org.hibernate.PersistentObjectException: detached entity passed to persist</text:p>
      <text:p text:style-name="P4"/>
      <text:p text:style-name="P4"><text:span text:style-name="T7">Estado Transient </text:span><text:span text:style-name="T9">: Este o estado precedente o Manager , por que neste exato momento não tem referencia do objeto do banco de dados. </text:span><text:span text:style-name="T10">No momento em for chamado o metodo </text:span><text:span text:style-name="T8">persist</text:span><text:span text:style-name="T10"> ,ele deixará de ser </text:span><text:span text:style-name="T8">transient</text:span><text:span text:style-name="T10"> e passará ser Manager.</text:span></text:p>
      <text:p text:style-name="P5"><text:span text:style-name="T5"/></text:p>
      <text:p text:style-name="P6"><text:span text:style-name="T2">Estado Deleted ou Removed</text:span><text:span text:style-name="T4">: Este estado ocorre quando removemos , exluimos a entidade. Para isso precisamos ter a transação aberta com o nosso banco de dados. Devemos chamar o metodo find() <text:s/>informar a entidade que desejamos remover e com o seu identificador como segundo parâmetro e em seguida fazer a chamada do metodo remove(filme) e passar o objeto entidade film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9:21:19.375520308</meta:creation-date>
    <dc:date>2021-02-25T20:27:41.814125675</dc:date>
    <meta:editing-duration>PT53S</meta:editing-duration>
    <meta:editing-cycles>1</meta:editing-cycles>
    <meta:document-statistic meta:table-count="0" meta:image-count="0" meta:object-count="0" meta:page-count="1" meta:paragraph-count="11" meta:word-count="334" meta:character-count="1945" meta:non-whitespace-character-count="1614"/>
    <meta:generator>LibreOffice/6.4.6.2$Linux_X86_64 LibreOffice_project/40$Build-2</meta:generator>
  </office:meta>
</office:document-meta>
</file>